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7a3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officeooo:paragraph-rsid="00057a3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officeooo:rsid="0006f532" officeooo:paragraph-rsid="0006f532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57a3c"/>
    </style:style>
    <style:style style:name="P7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057a3c" officeooo:paragraph-rsid="00057a3c" style:font-size-asian="14pt" style:font-size-complex="14pt"/>
    </style:style>
    <style:style style:name="P8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06f532" officeooo:paragraph-rsid="0006f532" style:font-size-asian="14pt" style:font-size-complex="14pt"/>
    </style:style>
    <style:style style:name="P9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57a3c" officeooo:paragraph-rsid="00057a3c" style:font-size-asian="14pt" style:font-size-complex="14pt"/>
    </style:style>
    <style:style style:name="P10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6f532" officeooo:paragraph-rsid="00057a3c" style:font-size-asian="14pt" style:font-size-complex="14pt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06f532" officeooo:paragraph-rsid="0006f532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44f9" style:font-size-asian="14pt" style:font-size-complex="14pt"/>
    </style:style>
    <style:style style:name="T3" style:family="text">
      <style:text-properties fo:font-size="14pt" officeooo:rsid="0006f532" style:font-size-asian="14pt" style:font-size-complex="14pt"/>
    </style:style>
    <style:style style:name="T4" style:family="text">
      <style:text-properties officeooo:rsid="0006f532"/>
    </style:style>
    <style:style style:name="T5" style:family="text">
      <style:text-properties officeooo:rsid="000866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 del caso d’uso</text:p>
          </table:table-cell>
          <table:table-cell table:style-name="Tabella1.A1" office:value-type="string">
            <text:p text:style-name="P5">Importa contratto</text:p>
          </table:table-cell>
        </table:table-row>
        <table:table-row table:style-name="Tabella1.1">
          <table:table-cell table:style-name="Tabella1.A1" office:value-type="string">
            <text:p text:style-name="P2">ID</text:p>
          </table:table-cell>
          <table:table-cell table:style-name="Tabella1.A1" office:value-type="string">
            <text:p text:style-name="P3">2</text:p>
          </table:table-cell>
        </table:table-row>
        <table:table-row table:style-name="Tabella1.1">
          <table:table-cell table:style-name="Tabella1.A1" office:value-type="string">
            <text:p text:style-name="P2">Breve spiegazione</text:p>
          </table:table-cell>
          <table:table-cell table:style-name="Tabella1.A1" office:value-type="string">
            <text:p text:style-name="P5">Procedura per l’importazione di un contratto già esistente sulla piattaforma</text:p>
          </table:table-cell>
        </table:table-row>
        <table:table-row table:style-name="Tabella1.1">
          <table:table-cell table:style-name="Tabella1.A1" office:value-type="string">
            <text:p text:style-name="P2">Attore attivante</text:p>
          </table:table-cell>
          <table:table-cell table:style-name="Tabella1.A1" office:value-type="string">
            <text:p text:style-name="P3">Locatario</text:p>
          </table:table-cell>
        </table:table-row>
        <table:table-row table:style-name="Tabella1.1">
          <table:table-cell table:style-name="Tabella1.A1" office:value-type="string">
            <text:p text:style-name="P2">Attori secondari</text:p>
          </table:table-cell>
          <table:table-cell table:style-name="Tabella1.A1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2">Precondizioni</text:p>
          </table:table-cell>
          <table:table-cell table:style-name="Tabella1.A1" office:value-type="string">
            <text:p text:style-name="P5">Locatore deve essere autenticato nel sistema. Locatore deve aver inserito una risorsa da affittare nel sistema</text:p>
          </table:table-cell>
        </table:table-row>
        <table:table-row table:style-name="Tabella1.1">
          <table:table-cell table:style-name="Tabella1.A1" office:value-type="string">
            <text:p text:style-name="P2">Flusso principale</text:p>
          </table:table-cell>
          <table:table-cell table:style-name="Tabella1.A1" office:value-type="string">
            <text:p text:style-name="P4">1.1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list xml:id="list3981113418" text:style-name="WWNum1">
              <text:list-item>
                <text:p text:style-name="P9"><text:span text:style-name="T4">Locatore</text:span> accede alla lista <text:span text:style-name="T4">delle risorse in affitto</text:span></text:p>
              </text:list-item>
              <text:list-item>
                <text:p text:style-name="P10">Locatore seleziona la risorsa per la quale importare il contratto</text:p>
              </text:list-item>
              <text:list-item>
                <text:p text:style-name="P11">Locatore inserisce il nome utente del locatario</text:p>
              </text:list-item>
              <text:list-item>
                <text:p text:style-name="P11">Locatore inserisce il periodo di inizio e termine del contratto</text:p>
              </text:list-item>
              <text:list-item>
                <text:p text:style-name="P9">Locat<text:span text:style-name="T4">ore importa il contratto sul sistema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Post-condizioni</text:p>
          </table:table-cell>
          <table:table-cell table:style-name="Tabella1.A1" office:value-type="string">
            <text:p text:style-name="P5"><text:span text:style-name="T5">Contratto inserito nel sistema. </text:span>La risorsa, <text:span text:style-name="T5">e tutte le risorse ad essa collegate,</text:span> non <text:span text:style-name="T5">sarà</text:span> più disponibile per le date indicate dal Locatore</text:p>
          </table:table-cell>
        </table:table-row>
        <table:table-row table:style-name="Tabella1.1">
          <table:table-cell table:style-name="Tabella1.A1" office:value-type="string">
            <text:p text:style-name="P2">Flussi alternativi</text:p>
          </table:table-cell>
          <table:table-cell table:style-name="Tabella1.A1" office:value-type="string">
            <text:p text:style-name="P6"><text:span text:style-name="T2">3</text:span><text:span text:style-name="T1">a. </text:span><text:span text:style-name="T3">Nessun locatario associato al nickname indicato</text:span><text:span text:style-name="T1">:</text:span></text:p>
            <text:list xml:id="list355527080" text:style-name="L1">
              <text:list-item>
                <text:p text:style-name="P7">Il locatore <text:span text:style-name="T4">viene notificato dell’errore e viene richiesto il reinserimento di un nickname corretto</text:span></text:p>
              </text:list-item>
            </text:list>
            <text:p text:style-name="P5">4a. La risorsa selezionata non è disponibile per il periodo indicato:</text:p>
            <text:list xml:id="list970771818" text:style-name="L2">
              <text:list-item>
                <text:p text:style-name="P8">Il locatore viene notificato dell’errore e viene richiesto il reinserimento di un intervallo di date corretto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35:22.397150277</meta:creation-date>
    <dc:date>2019-02-14T14:02:07.904937661</dc:date>
    <meta:editing-duration>PT1H48M15S</meta:editing-duration>
    <meta:editing-cycles>3</meta:editing-cycles>
    <meta:generator>LibreOffice/6.1.4.2$Linux_X86_64 LibreOffice_project/10$Build-2</meta:generator>
    <meta:document-statistic meta:table-count="1" meta:image-count="0" meta:object-count="0" meta:page-count="1" meta:paragraph-count="25" meta:word-count="167" meta:character-count="1099" meta:non-whitespace-character-count="964"/>
  </office:meta>
</office:document-meta>
</file>